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90000002070429860C51BDC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5db2" officeooo:paragraph-rsid="00085db2"/>
    </style:style>
    <style:style style:name="P2" style:family="paragraph" style:parent-style-name="Text_20_body">
      <style:text-properties officeooo:rsid="000eb326" officeooo:paragraph-rsid="000eb326"/>
    </style:style>
    <style:style style:name="P3" style:family="paragraph" style:parent-style-name="Text_20_body">
      <style:text-properties officeooo:rsid="00106c7c" officeooo:paragraph-rsid="00106c7c"/>
    </style:style>
    <style:style style:name="P4" style:family="paragraph" style:parent-style-name="Text_20_body">
      <style:text-properties officeooo:rsid="00111e38" officeooo:paragraph-rsid="00111e38"/>
    </style:style>
    <style:style style:name="P5" style:family="paragraph" style:parent-style-name="Text_20_body">
      <style:text-properties officeooo:rsid="0011cc30" officeooo:paragraph-rsid="0011cc30"/>
    </style:style>
    <style:style style:name="P6" style:family="paragraph" style:parent-style-name="Text_20_body">
      <style:text-properties officeooo:rsid="0012ac82" officeooo:paragraph-rsid="0015c0fa"/>
    </style:style>
    <style:style style:name="P7" style:family="paragraph" style:parent-style-name="Text_20_body">
      <style:text-properties officeooo:rsid="0013f385" officeooo:paragraph-rsid="0013f385"/>
    </style:style>
    <style:style style:name="P8" style:family="paragraph" style:parent-style-name="Text_20_body">
      <style:text-properties officeooo:rsid="0015ab36" officeooo:paragraph-rsid="0015ab36"/>
    </style:style>
    <style:style style:name="P9" style:family="paragraph" style:parent-style-name="Text_20_body">
      <style:text-properties officeooo:rsid="0015c0fa" officeooo:paragraph-rsid="0015c0fa"/>
    </style:style>
    <style:style style:name="P10" style:family="paragraph" style:parent-style-name="Title">
      <style:text-properties officeooo:rsid="000656b3" officeooo:paragraph-rsid="000656b3"/>
    </style:style>
    <style:style style:name="P11" style:family="paragraph" style:parent-style-name="Text_20_body">
      <style:text-properties officeooo:rsid="0015c0fa" officeooo:paragraph-rsid="0018710d"/>
    </style:style>
    <style:style style:name="T1" style:family="text">
      <style:text-properties officeooo:rsid="0009a10c"/>
    </style:style>
    <style:style style:name="T2" style:family="text">
      <style:text-properties officeooo:rsid="00106c7c"/>
    </style:style>
    <style:style style:name="T3" style:family="text">
      <style:text-properties officeooo:rsid="0012ac82"/>
    </style:style>
    <style:style style:name="T4" style:family="text">
      <style:text-properties officeooo:rsid="00136382"/>
    </style:style>
    <style:style style:name="T5" style:family="text">
      <style:text-properties officeooo:rsid="0015ab36"/>
    </style:style>
    <style:style style:name="T6" style:family="text">
      <style:text-properties officeooo:rsid="0015d03a"/>
    </style:style>
    <style:style style:name="T7" style:family="text">
      <style:text-properties officeooo:rsid="001871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.446cm" svg:height="1.127cm" draw:z-index="0"><draw:image xlink:href="Pictures/10000000000000290000002070429860C51BDCCA.png" xlink:type="simple" xlink:show="embed" xlink:actuate="onLoad" loext:mime-type="image/png"/></draw:frame></text:p>
      <text:p text:style-name="Standard"/>
      <text:p text:style-name="Standard"/>
      <text:p text:style-name="P10">Основные концепции msh.</text:p>
      <text:p text:style-name="P1">Я всю свою трудовую жизнь проработал в IT , в создании информационных систем. <text:span text:style-name="T1">Поэтому все о чем дальше будет идти речь касается именно этой сферы деятельности. А положение в этой сфере я считаю катастрофическим. Количество языков программирования и различных библиотек превысило все разумные пределы. Все это мне сильно напоминает бессистемную <text:s/>свалку мусора. И этот монстр постоянно расширяется без всякой системы. Чтобы разработать даже примитивное информационное приложение надо использовать кучу различных языков и библиотек. Вся эта куча хлама плохо состыкована между собой и все вынуждены писать 1001 версию почти одинаковых программ. На основе своего опыта я решил разработать язык с помощью которого можно разрабатывать информационные системы(ИС) не выходя за пределы одного языка. В дополнительных библиотеках реализовать основные необходимые функции для построения ИС. За основу для языка я взял концепции языка MUMPS, наиболее подходящего с моей точки зрения для построения ИС. В языке уже присутствовала полнофункциональная база данных, дополнительно я добавил туда сетевую связь. В качестве внешней библиотеки добавил оконную систему на основе GTK+ 3.0 . Это позволило строить как серверную, так и клиентскую часть. Хотя клиентская часть может быть построена <text:s/>и с помощью других инструментов. Оконная система и сетевая системы могут использовать свой стандартный протокол, который позволяет с сервера управлять компонентами окна клиента. В перспективе я планирую с помощью библиотек привязать OpenOffice и возможно браузеры, хотя в последнем случае еще не до конца понимаю как. Возможно попытаюсь добавить язык в браузер. Язык реализован в виде интерпретатора промежуточного кода. Трансляторы из исходного кода msh создают код для виртуальной машины(VM), который затем интерпретируется виртуальной машиной. В результате получился не просто язык, а система состоящая из библиотек и программ:</text:span></text:p>
      <text:p text:style-name="P2">транслятор из msh в код виртуальной машины- <text:span text:style-name="T2">mshmtovm</text:span>,</text:p>
      <text:p text:style-name="P3">виртуальная машина- mshvmrun,</text:p>
      <text:p text:style-name="P3">программа транслирующая код msh и выполняющая его без создания промежуточного кода- mshmrun,</text:p>
      <text:p text:style-name="P4">сервер принимающий сообщения из сети и обрабатывающий их- mshsrv,</text:p>
      <text:p text:style-name="P4">монитор позволяющий управлять этим сервером- mshmonc,</text:p>
      <text:p text:style-name="P4">клиентская программа позволяющая принимать и обрабатывать сообщения из сети и построить интерфейс пользователя- mshclnt.</text:p>
      <text:p text:style-name="P7">Основные настройки как сервера так и клиента находятся в ini файлах. Иногда какие то параметры передаются в виде аргументов при старте программы. <text:span text:style-name="T5">В системе принята фиксированная система каталогов. Определенная информация хранится только в определенных каталогах.</text:span></text:p>
      <text:p text:style-name="P8">Ini — каталог в котором хранятся файлы настроек.</text:p>
      <text:p text:style-name="P8"><text:soft-page-break/>msh — исходные коды программ на языке msh. Данный каталог может отсутствовать.</text:p>
      <text:p text:style-name="P8">mvm — коды виртуальной машины.</text:p>
      <text:p text:style-name="P9">mav — текстовая интерпретация кодов виртуальной машины, присутствует только в отладочной системе,</text:p>
      <text:p text:style-name="P9">db<text:span text:style-name="T7">g</text:span> — каталог глобальных переменных,</text:p>
      <text:p text:style-name="P9">db<text:span text:style-name="T7">l</text:span> — каталог ло<text:span text:style-name="T7">к</text:span>альных переменных,</text:p>
      <text:p text:style-name="P11"><text:span text:style-name="T7">db</text:span>t — временные файлы.</text:p>
      <text:p text:style-name="P11">log - каталог log файлов, может отсутствовать,</text:p>
      <text:p text:style-name="P9">img — здесь хранятся файлы картинок для построения пользовательского интерфейса, <text:tab/>присутствует в клиентском приложениии,</text:p>
      <text:p text:style-name="P9">txt — хранит текстовые файлы,</text:p>
      <text:p text:style-name="P9">Жесткая система каталогов применена из соображения использования системы в интернете, чтобы ограничить доступ ко всей файловой системе. <text:span text:style-name="T6">В файлах ini используются определенные соглашения. Комментарии начинаются с 2х символов // . Любая строка состоит из 2-х полей разделенных символом = в конце строки ставится символ ; Если ini файл отвечает этим соглашениям он может читаться и в него можно писать библиотечными программами. В качестве протокола обмена по сети использован протокол SCTP.</text:span></text:p>
      <text:p text:style-name="P6">Для демонстрации работы в систему включен пример <text:span text:style-name="T4">клиент серверной системы</text:span> с описанием и комментариями в тексте программ.</text:p>
      <text:p text:style-name="P5">Пока отсутствует система разработки и система отладки. <text:span text:style-name="T3">Разработка велась на языке Си в ОС <text:s/>OpenSUSE 42.3 .</text:span>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59:19.195125142</meta:creation-date>
    <dc:date>2019-04-05T10:26:03.458397870</dc:date>
    <meta:editing-duration>PT1H30M2S</meta:editing-duration>
    <meta:editing-cycles>12</meta:editing-cycles>
    <meta:generator>LibreOffice/6.1.3.2$Linux_X86_64 LibreOffice_project/10$Build-2</meta:generator>
    <meta:document-statistic meta:table-count="0" meta:image-count="1" meta:object-count="0" meta:page-count="2" meta:paragraph-count="23" meta:word-count="527" meta:character-count="3856" meta:non-whitespace-character-count="3337"/>
  </office:meta>
</office:document-meta>
</file>